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DefinitionImpl.setResourceBundle( String resource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PortletApplicationDefinition( PortletApplicationDefinition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CastorDisplayNames( DisplayNameSet castorDispla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DisplayNam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CastorSupportedLocales( Collection castorSupportedLoca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preBuild(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DefinitionImpl.getInitParamet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PortletApplicatio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CastorContentTypes( ContentTypeSet castorCont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Languag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DefinitionImpl.postBuild(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DefinitionImpl.getCastorSupported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Castor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CastorInitParams( ParameterSet castorInit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CastorIni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CastorDispla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Castor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GU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DefinitionImpl.postStore(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DefinitionImpl.getLocalPortletInv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Portl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InitSecurityRoleRe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Castor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Castor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Resourc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CastorInitSecurityRole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Supported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DefinitionImpl.setLocalPortletInvoker( PortletInvoker localPortletInvo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Description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preStore(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Definition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postLoad( Object parame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ortletDefinitionImpl.setDisplayNames( DisplayNameSet displa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Servl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CastorPreferences( PreferenceSet castorP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isLocalPort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ExpirationCache( String expiration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Descriptions( DescriptionSet 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DefinitionImpl.getExpiration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DefinitionImpl.setCastorDescriptions( DescriptionSet castor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CastorInitSecurityRoleRefs( SecurityRoleRefSet castorInitSecurityRole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CastorResources( LanguageSet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ServletDefinition( ServletDefinition 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ContentTyp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getPreferenc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DefinitionImpl.setPortletClassLoader(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Impl.setLocalPortlet( boolean localPort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